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text:s/>– group objects into “boxes/chunks” and iterate only through chunks where the player is<text:s/>(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ls” instruction – print lists of cameras, layers, objects, modules, loaded bitmaps and fonts. Using a flag, print details about listed entities.</text:p>
      <text:p text:style-name="Standard">-Add blocking keyboard and mouse input through cameras that are out of focus.</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text:s/><text:soft-page-break/>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soft-page-break/>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18T15:06:00Z</dc:date>
    <meta:template xlink:href="Normal.dotm" xlink:type="simple"/>
    <meta:editing-cycles>761</meta:editing-cycles>
    <meta:editing-duration>PT1563720S</meta:editing-duration>
    <meta:document-statistic meta:page-count="6" meta:paragraph-count="27" meta:word-count="2040" meta:character-count="13644" meta:row-count="96" meta:non-whitespace-character-count="11631"/>
  </office:meta>
</office:document-meta>
</file>